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weight="bold" style:font-weight-asian="bold"/>
    </style:style>
    <style:style style:name="P3" style:family="paragraph" style:parent-style-name="Standard">
      <style:paragraph-properties fo:margin-top="0in" fo:margin-bottom="0in" loext:contextual-spacing="false"/>
      <style:text-properties fo:font-style="italic" style:font-style-asian="italic"/>
    </style:style>
    <style:style style:name="P4" style:family="paragraph" style:parent-style-name="Standard" style:master-page-name="Standard">
      <style:paragraph-properties fo:margin-top="0in" fo:margin-bottom="0in" loext:contextual-spacing="false" style:page-number="1"/>
    </style:style>
    <style:style style:name="P5" style:family="paragraph" style:parent-style-name="Standard" style:list-style-name="WWNum5">
      <style:paragraph-properties fo:margin-left="0.5in" fo:margin-right="0in" fo:margin-top="0in" fo:margin-bottom="0in" loext:contextual-spacing="true" fo:text-indent="-0.25in" style:auto-text-indent="false"/>
    </style:style>
    <style:style style:name="P6" style:family="paragraph" style:parent-style-name="Standard" style:list-style-name="WWNum4">
      <style:paragraph-properties fo:margin-left="0.5in" fo:margin-right="0in" fo:margin-top="0in" fo:margin-bottom="0in" loext:contextual-spacing="true" fo:text-indent="-0.25in" style:auto-text-indent="false"/>
    </style:style>
    <style:style style:name="P7" style:family="paragraph" style:parent-style-name="Standard" style:list-style-name="WWNum6">
      <style:paragraph-properties fo:margin-left="0.5in" fo:margin-right="0in" fo:margin-top="0in" fo:margin-bottom="0in" loext:contextual-spacing="true" fo:text-indent="-0.25in" style:auto-text-indent="false"/>
    </style:style>
    <style:style style:name="P8" style:family="paragraph" style:parent-style-name="Standard" style:list-style-name="WWNum1">
      <style:paragraph-properties fo:margin-left="0.5in" fo:margin-right="0in" fo:margin-top="0in" fo:margin-bottom="0in" loext:contextual-spacing="true" fo:text-indent="-0.25in" style:auto-text-indent="false"/>
    </style:style>
    <style:style style:name="P9" style:family="paragraph" style:parent-style-name="Standard" style:list-style-name="WWNum2">
      <style:paragraph-properties fo:margin-left="0.5in" fo:margin-right="0in" fo:margin-top="0in" fo:margin-bottom="0in" loext:contextual-spacing="true" fo:text-indent="-0.25in" style:auto-text-indent="false"/>
    </style:style>
    <style:style style:name="P10" style:family="paragraph" style:parent-style-name="Standard" style:list-style-name="WWNum7">
      <style:paragraph-properties fo:margin-left="0.5in" fo:margin-right="0in" fo:margin-top="0in" fo:margin-bottom="0in" loext:contextual-spacing="true" fo:text-indent="-0.25in" style:auto-text-indent="false"/>
    </style:style>
    <style:style style:name="P11" style:family="paragraph" style:parent-style-name="Standard" style:list-style-name="WWNum3">
      <style:paragraph-properties fo:margin-left="0.5in" fo:margin-right="0in" fo:margin-top="0in" fo:margin-bottom="0in" loext:contextual-spacing="true" fo:text-indent="-0.25in" style:auto-text-indent="false"/>
    </style:style>
    <style:style style:name="P12" style:family="paragraph" style:parent-style-name="Standard" style:list-style-name="WWNum2">
      <style:paragraph-properties fo:margin-left="1.5in" fo:margin-right="0in" fo:margin-top="0in" fo:margin-bottom="0in" loext:contextual-spacing="true" fo:text-indent="-0.25in" style:auto-text-indent="false"/>
    </style:style>
    <style:style style:name="P13" style:family="paragraph" style:parent-style-name="Standard">
      <style:paragraph-properties fo:margin-left="0in" fo:margin-right="0in" fo:margin-top="0in" fo:margin-bottom="0in" loext:contextual-spacing="false" fo:text-indent="0.5in" style:auto-text-indent="false"/>
    </style:style>
    <style:style style:name="P14" style:family="paragraph" style:parent-style-name="Standard" style:list-style-name="WWNum7">
      <style:paragraph-properties fo:margin-left="1in" fo:margin-right="0in" fo:margin-top="0in" fo:margin-bottom="0in" loext:contextual-spacing="true" fo:text-indent="-0.25in" style:auto-text-indent="false"/>
    </style:style>
    <style:style style:name="P15" style:family="paragraph" style:parent-style-name="Standard" style:list-style-name="WWNum3">
      <style:paragraph-properties fo:margin-left="1in" fo:margin-right="0in" fo:margin-top="0in" fo:margin-bottom="0in" loext:contextual-spacing="true" fo:text-indent="-0.25in" style:auto-text-indent="false"/>
    </style:style>
    <style:style style:name="P16" style:family="paragraph" style:parent-style-name="Standard" style:list-style-name="WWNum7">
      <style:paragraph-properties fo:margin-left="2in" fo:margin-right="0in" fo:margin-top="0in" fo:margin-bottom="0in" loext:contextual-spacing="true" fo:text-indent="-0.25in" style:auto-text-indent="false"/>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1155cc" style:text-underline-style="solid" style:text-underline-width="auto" style:text-underline-color="font-color"/>
    </style:style>
    <style:style style:name="T4" style:family="text">
      <style:text-properties fo:color="#1155cc" fo:font-style="italic" style:text-underline-style="solid" style:text-underline-width="auto" style:text-underline-color="font-color" style:font-style-asian="italic"/>
    </style:style>
    <style:style style:name="T5"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W200 Final Project Proposal</text:span></text:p>
      <text:p text:style-name="P1"><text:span text:style-name="T1">Silas Everett</text:span></text:p>
      <text:p text:style-name="P1"><text:span text:style-name="T1">Andrew Herring</text:span></text:p>
      <text:p text:style-name="P2"/>
      <text:p text:style-name="P2"/>
      <text:p text:style-name="P2"/>
      <text:p text:style-name="P2"/>
      <text:p text:style-name="P1"><text:span text:style-name="T1">US foreign aid spending and the diffusion of democracy</text:span></text:p>
      <text:p text:style-name="P1"><text:span text:style-name="T2">Has US foreign aid spending coincided with global democratic development?</text:span></text:p>
      <text:p text:style-name="P1"/>
      <text:p text:style-name="P1"/>
      <text:p text:style-name="P1"><text:span text:style-name="T1">Overview </text:span></text:p>
      <text:p text:style-name="P1">According to the U.S. Constitution, responsibility for U.S. foreign policy is divided between the legislative and executive branches of government. <text:s/>However, most visible, U.S. foreign policy is expressed by the U.S. Department of State. <text:s/>The department's mission is to shape and sustain a peaceful, prosperous, just, and democratic world and foster conditions for stability and progress for the benefit of the American people and people everywhere. This mission is shared with the USAID, ensuring we have a common path forward in partnership as we invest in the shared security and prosperity that will ultimately better prepare us for the challenges of tomorrow. (<text:a xlink:type="simple" xlink:href="https://www.state.gov/s/d/rm/index.htm#mission" text:style-name="Internet_20_link" text:visited-style-name="Visited_20_Internet_20_Link"><text:span text:style-name="T3">https://www.state.gov/s/d/rm/index.htm#mission</text:span></text:a>)</text:p>
      <text:p text:style-name="P1"/>
      <text:p text:style-name="P1">Extending from its foreign policy objectives, the U.S. has been a leader in foreign aid spending on democracy promotion. <text:s/>This is a category of spending recognized by the OECD Development Assistance Committee (DAC) referred to as government and civil society and by the United States Agency for International Development (USAID) as <text:span text:style-name="T2">democracy, human rights, and governance</text:span> (DRG). Although development aid is a small percentage of the US federal budget, in terms of absolute dollars, the US is still the largest development aid donor around the world. In 2015, the US spent $28 billion on official development assistance, about 20 percent of its gross national income. That puts the US in the top 20 major aid donors, behind most industrialized nations. <text:s/>(figures updated credit to Oxfam, How much does Foreign Aid cost?, <text:a xlink:type="simple" xlink:href="https://www.oxfamamerica.org/static/media/files/ForeignAid101_LowRes_web.pdf" text:style-name="Internet_20_link" text:visited-style-name="Visited_20_Internet_20_Link"><text:span text:style-name="T3">https://www.oxfamamerica.org/static/media/files/ForeignAid101_LowRes_web.pdf</text:span></text:a>). <text:s/>Of the 2015 foreign aid budget, the U.S. spent 1.3 billion on democracy, human rights and governance. Half of this went to three countries Afghanistan, Pakistan, and Iraq. </text:p>
      <text:p text:style-name="P1"/>
      <text:p text:style-name="P1">Against the backdrop of the U.S.’s role as a superpower, characterised by its extensive ability to exert influence or project power on a global scale, the number of democracies held steady or expanded every year from 1975 until 2007. While a number of these new “democracies” were quite illiberal, the positive three-decade trend was paralleled by a similarly steady and significant expansion in levels of freedom (political rights and civil liberties, as measured annually by Freedom House). In 25 of the 32 years between 1974 and 2005, average freedom levels improved in the world. And then, around 2006, the expansion of freedom and democracy in the world came to a prolonged halt. Since 2006, there has been no net expansion in the number of electoral democracies, which has oscillated between 114 and 119 (about 60 percent of the world’s states). (Larry Diamond, Facing Up to the Democratic Recession, National Endowment for Democracy, 2015).</text:p>
      <text:p text:style-name="P1"/>
      <text:p text:style-name="P3"/>
      <text:p text:style-name="P1">Leaving aside U.S. military spending on preparation for and fighting foreign wars, <text:span text:style-name="T2">how has U.S. spending abroad on democracy squared up against U.S. stated foreign policy objectives? <text:s/>How has U.S. spending abroad influenced or not, democratic development in other countries</text:span>? Specifically,<text:span text:style-name="T2"> in what countries and regions, has the U.S. DRG spending either led, accompanied, or pushed democratic change? At what scale and depth (i.e. amount of USD per capita, coverage of other countries in the region)? <text:s/>What has been the apparent “democratic dividends” of the U.S. efforts by country? Does the U.S. spend more or less on promoting democracy depending on the democratic status of the country? <text:s/>Has this changed over time? Does overall democratic development in a region matter as per dollar spent on DRG? Does aggregate democratic development in a given region have a homogeneity effect on democratic development of the other countries in the region?</text:span></text:p>
      <text:p text:style-name="P1"/>
      <text:p text:style-name="P1"><text:span text:style-name="T1">Hypotheses</text:span></text:p>
      <text:list xml:id="list1282217920258496562" text:style-name="WWNum5">
        <text:list-item>
          <text:p text:style-name="P5">DRG spending has modest impact in “Partly Free” countries, in some cases;</text:p>
        </text:list-item>
        <text:list-item>
          <text:p text:style-name="P5">DRG spending in <text:s/>“Not Free” countries has negligible impact on democratic development in all cases;</text:p>
        </text:list-item>
        <text:list-item>
          <text:p text:style-name="P5">Since 2001, the U.S. has shifted its foreign aid and DRG spending from “Partly Free” democracies to “Not Free” countries;</text:p>
        </text:list-item>
        <text:list-item>
          <text:p text:style-name="P5"><text:soft-page-break/>Foreign aid from other development assistance providers has not made up for the decrease in U.S. foreign aid and DRG funding for “Partly Free” democracies; </text:p>
        </text:list-item>
        <text:list-item>
          <text:p text:style-name="P5">“Partly Free” democracies that have had a decrease in overall DRG funding have shown worsening conditions for democracy.</text:p>
        </text:list-item>
      </text:list>
      <text:p text:style-name="P1"/>
      <text:p text:style-name="P1">Null Hypothesis </text:p>
      <text:list xml:id="list4147870923304645209" text:style-name="WWNum4">
        <text:list-item>
          <text:p text:style-name="P6">Funding for democratic development is not causally related to a country’s democratic development. Thus changes in a country’s democratic development occur regardless of foreign funding levels for democratic development. <text:s/>Other significant factors could include HDI (human development index) and Gini coefficient. </text:p>
        </text:list-item>
      </text:list>
      <text:p text:style-name="P1"/>
      <text:p text:style-name="P1">Assumptions</text:p>
      <text:list xml:id="list6538377354045768399" text:style-name="WWNum6">
        <text:list-item>
          <text:p text:style-name="P7">We assume the impact of DRG funding is proportional to the dollar spent per capita in the recipient country rather than proportional to the amount of aid to a given country alone. <text:s/>Thus we would expect greater impact for the same amount of funding spent in a small country than for a big country. <text:s/>The authors recognize that this assumption does not always hold and the a wide range of factors are at play, such as the quality of governance, regardless of the country’s democratic status.</text:p>
        </text:list-item>
        <text:list-item>
          <text:p text:style-name="P7">We assume that the U.S. influence over another country is proportional to the relative GDP per capita and proportional to the overall GDP of regional grouping. <text:s/>We understand that this is an oversimplification. <text:s/>We do not address the role of the U.S. as a superpower carrying multiple dimensions and available avenues of intervention outside of foreign assistance, for example immigration, trade, and international cooperation all play a role. <text:s/></text:p>
        </text:list-item>
      </text:list>
      <text:p text:style-name="P1"/>
      <text:p text:style-name="P1"><text:span text:style-name="T1">Main Datasets</text:span></text:p>
      <text:p text:style-name="P1">Foreign Aid Explorer: The official record of U.S. foreign aid</text:p>
      <text:p text:style-name="P1">(<text:a xlink:type="simple" xlink:href="https://explorer.usaid.gov/data.html#tab-data-download" text:style-name="Internet_20_link" text:visited-style-name="Visited_20_Internet_20_Link"><text:span text:style-name="T4">https://explorer.usaid.gov/data.html#tab-data-download</text:span></text:a><text:span text:style-name="T2">,</text:span></text:p>
      <text:p text:style-name="P1"><text:a xlink:type="simple" xlink:href="https://www.foreignassistance.gov/explore" text:style-name="Internet_20_link" text:visited-style-name="Visited_20_Internet_20_Link"><text:span text:style-name="T4">https://www.foreignassistance.gov/explore</text:span></text:a><text:span text:style-name="T2">)</text:span></text:p>
      <text:p text:style-name="P1">OECD International Development Statistics</text:p>
      <text:p text:style-name="P1"><text:span text:style-name="T2">(</text:span><text:a xlink:type="simple" xlink:href="http://stats.oecd.org/qwids/" text:style-name="Internet_20_link" text:visited-style-name="Visited_20_Internet_20_Link"><text:span text:style-name="T4">http://stats.oecd.org/qwids/</text:span></text:a><text:span text:style-name="T2">)</text:span></text:p>
      <text:p text:style-name="P1">Freedom House, <text:span text:style-name="T2">Freedom in the World Survey (</text:span><text:a xlink:type="simple" xlink:href="https://freedomhouse.org/report-types/freedom-world" text:style-name="Internet_20_link" text:visited-style-name="Visited_20_Internet_20_Link"><text:span text:style-name="T4">https://freedomhouse.org/report-types/freedom-world</text:span></text:a><text:span text:style-name="T2">,</text:span></text:p>
      <text:p text:style-name="P1"><text:a xlink:type="simple" xlink:href="https://freedomhouse.org/report/freedom-world-aggregate-and-subcategory-scores#.UuErFLQo71I" text:style-name="Internet_20_link" text:visited-style-name="Visited_20_Internet_20_Link"><text:span text:style-name="T4">https://freedomhouse.org/report/freedom-world-aggregate-and-subcategory-scores#.UuErFLQo71I</text:span></text:a><text:span text:style-name="T2">)</text:span></text:p>
      <text:p text:style-name="P1"/>
      <text:p text:style-name="P1"><text:span text:style-name="T1">Analysis</text:span></text:p>
      <text:p text:style-name="P1">Question 1: What are the high level U.S. foreign aid spending trends?</text:p>
      <text:list xml:id="list6699394168086628000" text:style-name="WWNum1">
        <text:list-item>
          <text:p text:style-name="P8">Historic Trends in US Foreign Aid spending</text:p>
        </text:list-item>
        <text:list-item>
          <text:p text:style-name="P8">150 account levels compared to overall US budget</text:p>
        </text:list-item>
        <text:list-item>
          <text:p text:style-name="P8">Annual spending levels from the 150 account</text:p>
        </text:list-item>
        <text:list-item>
          <text:p text:style-name="P8">Annual spending levels by agency from 150 account</text:p>
        </text:list-item>
        <text:list-item>
          <text:p text:style-name="P8">Annual spending levels by category from 150 account</text:p>
        </text:list-item>
        <text:list-item>
          <text:p text:style-name="P8"><text:soft-page-break/>Military vs. economic spending</text:p>
        </text:list-item>
        <text:list-item>
          <text:p text:style-name="P8">Recipient countries (ranked)</text:p>
        </text:list-item>
      </text:list>
      <text:p text:style-name="P3"/>
      <text:p text:style-name="P1">Question 2: How has democratic developed globally evolved over time?</text:p>
      <text:list xml:id="list3553512844810995795" text:style-name="WWNum2">
        <text:list-item>
          <text:p text:style-name="P9">Overall trends in regional democratic status</text:p>
        </text:list-item>
        <text:list-item>
          <text:p text:style-name="P9">Overall trends in country democratic status</text:p>
        </text:list-item>
        <text:list-item>
          <text:p text:style-name="P9">10 countries with longest period of within the following democratic status:</text:p>
          <text:list>
            <text:list-item>
              <text:list>
                <text:list-item>
                  <text:p text:style-name="P12">&gt;Not Free</text:p>
                </text:list-item>
                <text:list-item>
                  <text:p text:style-name="P12">&gt;Partly Free</text:p>
                </text:list-item>
                <text:list-item>
                  <text:p text:style-name="P12">&gt;Free</text:p>
                </text:list-item>
              </text:list>
            </text:list-item>
          </text:list>
        </text:list-item>
        <text:list-item>
          <text:p text:style-name="P9">Regional democratic status by civil liberties by year.</text:p>
        </text:list-item>
        <text:list-item>
          <text:p text:style-name="P9">Country democratic status by GDP per capita.</text:p>
        </text:list-item>
        <text:list-item>
          <text:p text:style-name="P9">Regional democratic status by GDP per capita.</text:p>
        </text:list-item>
        <text:list-item>
          <text:p text:style-name="P9">Country democratic status by Gini per capita.</text:p>
        </text:list-item>
        <text:list-item>
          <text:p text:style-name="P9">Regional democratic status by Gini per capita.</text:p>
        </text:list-item>
        <text:list-item>
          <text:p text:style-name="P9">Country democratic status by HDI per capita.</text:p>
        </text:list-item>
        <text:list-item>
          <text:p text:style-name="P9">Regional democratic status by HDI per capita.</text:p>
        </text:list-item>
      </text:list>
      <text:p text:style-name="P13"/>
      <text:p text:style-name="P1">Question 3: How has US foreign aid on democratic development (DRG) been spent?</text:p>
      <text:list xml:id="list1681856760428516032" text:style-name="WWNum7">
        <text:list-item>
          <text:p text:style-name="P10">U.S. spending on democracy, human rights and governance by democratic status</text:p>
          <text:list>
            <text:list-item>
              <text:p text:style-name="P14">By population size (per capita) of recipient country</text:p>
            </text:list-item>
            <text:list-item>
              <text:p text:style-name="P14">By GDP per capita in recipient country</text:p>
            </text:list-item>
            <text:list-item>
              <text:p text:style-name="P14">Totals by democratic status of recipient regions</text:p>
            </text:list-item>
            <text:list-item>
              <text:p text:style-name="P14">Totals by democratic status of recipient countries</text:p>
            </text:list-item>
            <text:list-item>
              <text:p text:style-name="P14">By the 10 countries with longest period of within the following democratic status:</text:p>
              <text:list>
                <text:list-item>
                  <text:list>
                    <text:list-item>
                      <text:p text:style-name="P16">&gt;Not Free</text:p>
                    </text:list-item>
                    <text:list-item>
                      <text:p text:style-name="P16"><text:soft-page-break/>&gt;Partly Free</text:p>
                    </text:list-item>
                    <text:list-item>
                      <text:p text:style-name="P16">&gt;Free</text:p>
                    </text:list-item>
                  </text:list>
                </text:list-item>
              </text:list>
            </text:list-item>
            <text:list-item>
              <text:p text:style-name="P14">By GDP status of recipient countries</text:p>
            </text:list-item>
            <text:list-item>
              <text:p text:style-name="P14">By Gini status of recipient countries</text:p>
            </text:list-item>
            <text:list-item>
              <text:p text:style-name="P14">By HDI status of recipient countries</text:p>
            </text:list-item>
          </text:list>
        </text:list-item>
      </text:list>
      <text:p text:style-name="P3"/>
      <text:p text:style-name="P1">Question 4: What are the global trends in DRG funding from non-U.S. sources?</text:p>
      <text:list xml:id="list2075842262490706463" text:style-name="WWNum3">
        <text:list-item>
          <text:p text:style-name="P11">Historic DRG funding levels from OECD DAC donors</text:p>
          <text:list>
            <text:list-item>
              <text:p text:style-name="P15">By region</text:p>
            </text:list-item>
            <text:list-item>
              <text:p text:style-name="P15">By country</text:p>
            </text:list-item>
          </text:list>
        </text:list-item>
        <text:list-item>
          <text:p text:style-name="P11">DRG (if any exists) funding by OECD DAC donors (minus U.S.) compared to U.S.</text:p>
          <text:list>
            <text:list-item>
              <text:p text:style-name="P15">By region</text:p>
            </text:list-item>
            <text:list-item>
              <text:p text:style-name="P15">By country</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72" meta:word-count="1233" meta:character-count="7950" meta:non-whitespace-character-count="6814"/>
    <meta:generator>LibreOfficeDev/5.1.0.3$Linux_X86_64 LibreOffice_project/</meta:generator>
  </office:meta>
</office:document-meta>
</file>